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Assertion.getAllow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Assertion.getResult( SampleResult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zeAssertion.compareSize( long result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zeAssertion.getCompO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Assertion.setAllowedSize( long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zeAssertion.setCompOper( int op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